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-dist" table:style-name="ta1">
        <table:shapes>
          <draw:frame draw:z-index="0" draw:style-name="gr1" draw:text-style-name="P1" svg:width="6.2965in" svg:height="4.7516in" svg:x="3.5969in" svg:y="0.2102in">
            <draw:object draw:notify-on-update-of-ranges="'count-dist'.A2:'count-dist'.A27 'count-dist'.C1:'count-dist'.C1 'count-dist'.C2:'count-dist'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5in" svg:height="4.7516in" svg:x="3.6303in" svg:y="5.5114in">
            <draw:object draw:notify-on-update-of-ranges="'count-dist'.A33:'count-dist'.A58 'count-dist'.C1:'count-dist'.C1 'count-dist'.C33:'count-dist'.C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5in" svg:height="4.7516in" svg:x="3.572in" svg:y="11.0228in">
            <draw:object draw:notify-on-update-of-ranges="'count-dist'.A2:'count-dist'.A27 'count-dist'.D71:'count-dist'.D71 'count-dist'.D2:'count-dist'.D27 'count-dist'.D72:'count-dist'.D72 'count-dist'.D33:'count-dist'.D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office:value-type="string" calcext:value-type="string">
            <text:p>Cum Freq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B2]/[.$B$29]" office:value-type="float" office:value="0.00000046795447738844" calcext:value-type="float">
            <text:p>0.0000005</text:p>
          </table:table-cell>
          <table:table-cell table:style-name="ce2" table:formula="of:=[.C2]" office:value-type="float" office:value="0.00000046795447738844" calcext:value-type="float">
            <text:p>0.000000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formula="of:=[.B3]/[.$B$29]" office:value-type="float" office:value="0.00000280772686433064" calcext:value-type="float">
            <text:p>0.0000028</text:p>
          </table:table-cell>
          <table:table-cell table:style-name="ce5" table:formula="of:=[.D2]+[.C3]" office:value-type="float" office:value="0.00000327568134171908" calcext:value-type="float">
            <text:p>0.000003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B4]/[.$B$29]" office:value-type="float" office:value="0.00000842318059299192" calcext:value-type="float">
            <text:p>0.0000084</text:p>
          </table:table-cell>
          <table:table-cell table:style-name="ce5" table:formula="of:=[.D3]+[.C4]" office:value-type="float" office:value="0.000011698861934711" calcext:value-type="float">
            <text:p>0.000011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2" table:formula="of:=[.B5]/[.$B$29]" office:value-type="float" office:value="0.0000341606768493561" calcext:value-type="float">
            <text:p>0.0000342</text:p>
          </table:table-cell>
          <table:table-cell table:style-name="ce5" table:formula="of:=[.D4]+[.C5]" office:value-type="float" office:value="0.0000458595387840671" calcext:value-type="float">
            <text:p>0.000045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67" calcext:value-type="float">
            <text:p>267</text:p>
          </table:table-cell>
          <table:table-cell table:style-name="ce2" table:formula="of:=[.B6]/[.$B$29]" office:value-type="float" office:value="0.000124943845462713" calcext:value-type="float">
            <text:p>0.0001249</text:p>
          </table:table-cell>
          <table:table-cell table:style-name="ce5" table:formula="of:=[.D5]+[.C6]" office:value-type="float" office:value="0.00017080338424678" calcext:value-type="float">
            <text:p>0.000170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51" calcext:value-type="float">
            <text:p>851</text:p>
          </table:table-cell>
          <table:table-cell table:style-name="ce2" table:formula="of:=[.B7]/[.$B$29]" office:value-type="float" office:value="0.000398229260257562" calcext:value-type="float">
            <text:p>0.0003982</text:p>
          </table:table-cell>
          <table:table-cell table:style-name="ce5" table:formula="of:=[.D6]+[.C7]" office:value-type="float" office:value="0.000569032644504342" calcext:value-type="float">
            <text:p>0.000569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517" calcext:value-type="float">
            <text:p>2517</text:p>
          </table:table-cell>
          <table:table-cell table:style-name="ce2" table:formula="of:=[.B8]/[.$B$29]" office:value-type="float" office:value="0.0011778414195867" calcext:value-type="float">
            <text:p>0.0011778</text:p>
          </table:table-cell>
          <table:table-cell table:style-name="ce5" table:formula="of:=[.D7]+[.C8]" office:value-type="float" office:value="0.00174687406409104" calcext:value-type="float">
            <text:p>0.001746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641" calcext:value-type="float">
            <text:p>6641</text:p>
          </table:table-cell>
          <table:table-cell table:style-name="ce2" table:formula="of:=[.B9]/[.$B$29]" office:value-type="float" office:value="0.00310768568433663" calcext:value-type="float">
            <text:p>0.0031077</text:p>
          </table:table-cell>
          <table:table-cell table:style-name="ce5" table:formula="of:=[.D8]+[.C9]" office:value-type="float" office:value="0.00485455974842767" calcext:value-type="float">
            <text:p>0.004854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806" calcext:value-type="float">
            <text:p>15806</text:p>
          </table:table-cell>
          <table:table-cell table:style-name="ce2" table:formula="of:=[.B10]/[.$B$29]" office:value-type="float" office:value="0.00739648846960168" calcext:value-type="float">
            <text:p>0.0073965</text:p>
          </table:table-cell>
          <table:table-cell table:style-name="ce5" table:formula="of:=[.D9]+[.C10]" office:value-type="float" office:value="0.0122510482180294" calcext:value-type="float">
            <text:p>0.012251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4183" calcext:value-type="float">
            <text:p>34183</text:p>
          </table:table-cell>
          <table:table-cell table:style-name="ce2" table:formula="of:=[.B11]/[.$B$29]" office:value-type="float" office:value="0.015996087900569" calcext:value-type="float">
            <text:p>0.0159961</text:p>
          </table:table-cell>
          <table:table-cell table:style-name="ce5" table:formula="of:=[.D10]+[.C11]" office:value-type="float" office:value="0.0282471361185984" calcext:value-type="float">
            <text:p>0.028247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936" calcext:value-type="float">
            <text:p>65936</text:p>
          </table:table-cell>
          <table:table-cell table:style-name="ce2" table:formula="of:=[.B12]/[.$B$29]" office:value-type="float" office:value="0.0308550464210842" calcext:value-type="float">
            <text:p>0.0308550</text:p>
          </table:table-cell>
          <table:table-cell table:style-name="ce5" table:formula="of:=[.D11]+[.C12]" office:value-type="float" office:value="0.0591021825396826" calcext:value-type="float">
            <text:p>0.059102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1738" calcext:value-type="float">
            <text:p>121738</text:p>
          </table:table-cell>
          <table:table-cell table:style-name="ce2" table:formula="of:=[.B13]/[.$B$29]" office:value-type="float" office:value="0.0569678421683139" calcext:value-type="float">
            <text:p>0.0569678</text:p>
          </table:table-cell>
          <table:table-cell table:style-name="ce5" table:formula="of:=[.D12]+[.C13]" office:value-type="float" office:value="0.116070024707996" calcext:value-type="float">
            <text:p>0.116070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3709" calcext:value-type="float">
            <text:p>203709</text:p>
          </table:table-cell>
          <table:table-cell table:style-name="ce2" table:formula="of:=[.B14]/[.$B$29]" office:value-type="float" office:value="0.0953265386343217" calcext:value-type="float">
            <text:p>0.0953265</text:p>
          </table:table-cell>
          <table:table-cell table:style-name="ce5" table:formula="of:=[.D13]+[.C14]" office:value-type="float" office:value="0.211396563342318" calcext:value-type="float">
            <text:p>0.211396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8383" calcext:value-type="float">
            <text:p>298383</text:p>
          </table:table-cell>
          <table:table-cell table:style-name="ce2" table:formula="of:=[.B15]/[.$B$29]" office:value-type="float" office:value="0.139629660826595" calcext:value-type="float">
            <text:p>0.1396297</text:p>
          </table:table-cell>
          <table:table-cell table:style-name="ce5" table:formula="of:=[.D14]+[.C15]" office:value-type="float" office:value="0.351026224168913" calcext:value-type="float">
            <text:p>0.351026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5716" calcext:value-type="float">
            <text:p>385716</text:p>
          </table:table-cell>
          <table:table-cell table:style-name="ce2" table:formula="of:=[.B16]/[.$B$29]" office:value-type="float" office:value="0.180497529200359" calcext:value-type="float">
            <text:p>0.1804975</text:p>
          </table:table-cell>
          <table:table-cell table:style-name="ce5" table:formula="of:=[.D15]+[.C16]" office:value-type="float" office:value="0.531523753369272" calcext:value-type="float">
            <text:p>0.531523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7284" calcext:value-type="float">
            <text:p>397284</text:p>
          </table:table-cell>
          <table:table-cell table:style-name="ce2" table:formula="of:=[.B17]/[.$B$29]" office:value-type="float" office:value="0.185910826594789" calcext:value-type="float">
            <text:p>0.1859108</text:p>
          </table:table-cell>
          <table:table-cell table:style-name="ce5" table:formula="of:=[.D16]+[.C17]" office:value-type="float" office:value="0.717434579964061" calcext:value-type="float">
            <text:p>0.717434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5290" calcext:value-type="float">
            <text:p>325290</text:p>
          </table:table-cell>
          <table:table-cell table:style-name="ce2" table:formula="of:=[.B18]/[.$B$29]" office:value-type="float" office:value="0.152220911949686" calcext:value-type="float">
            <text:p>0.1522209</text:p>
          </table:table-cell>
          <table:table-cell table:style-name="ce5" table:formula="of:=[.D17]+[.C18]" office:value-type="float" office:value="0.869655491913747" calcext:value-type="float">
            <text:p>0.869655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0582" calcext:value-type="float">
            <text:p>190582</text:p>
          </table:table-cell>
          <table:table-cell table:style-name="ce2" table:formula="of:=[.B19]/[.$B$29]" office:value-type="float" office:value="0.0891837002096436" calcext:value-type="float">
            <text:p>0.0891837</text:p>
          </table:table-cell>
          <table:table-cell table:style-name="ce5" table:formula="of:=[.D18]+[.C19]" office:value-type="float" office:value="0.958839192123391" calcext:value-type="float">
            <text:p>0.958839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1974" calcext:value-type="float">
            <text:p>71974</text:p>
          </table:table-cell>
          <table:table-cell table:style-name="ce2" table:formula="of:=[.B20]/[.$B$29]" office:value-type="float" office:value="0.0336805555555556" calcext:value-type="float">
            <text:p>0.0336806</text:p>
          </table:table-cell>
          <table:table-cell table:style-name="ce5" table:formula="of:=[.D19]+[.C20]" office:value-type="float" office:value="0.992519747678946" calcext:value-type="float">
            <text:p>0.9925197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475" calcext:value-type="float">
            <text:p>14475</text:p>
          </table:table-cell>
          <table:table-cell table:style-name="ce2" table:formula="of:=[.B21]/[.$B$29]" office:value-type="float" office:value="0.00677364106019766" calcext:value-type="float">
            <text:p>0.0067736</text:p>
          </table:table-cell>
          <table:table-cell table:style-name="ce5" table:formula="of:=[.D20]+[.C21]" office:value-type="float" office:value="0.999293388739144" calcext:value-type="float">
            <text:p>0.9992934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99" calcext:value-type="float">
            <text:p>1499</text:p>
          </table:table-cell>
          <table:table-cell table:style-name="ce2" table:formula="of:=[.B22]/[.$B$29]" office:value-type="float" office:value="0.000701463761605271" calcext:value-type="float">
            <text:p>0.0007015</text:p>
          </table:table-cell>
          <table:table-cell table:style-name="ce5" table:formula="of:=[.D21]+[.C22]" office:value-type="float" office:value="0.999994852500749" calcext:value-type="float">
            <text:p>0.9999949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2" table:formula="of:=[.B23]/[.$B$29]" office:value-type="float" office:value="0.00000514749925127284" calcext:value-type="float">
            <text:p>0.0000051</text:p>
          </table:table-cell>
          <table:table-cell table:style-name="ce5" table:formula="of:=[.D22]+[.C23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24]/[.$B$29]" office:value-type="float" office:value="0" calcext:value-type="float">
            <text:p>0.0000000</text:p>
          </table:table-cell>
          <table:table-cell table:style-name="ce5" table:formula="of:=[.D23]+[.C24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25]/[.$B$29]" office:value-type="float" office:value="0" calcext:value-type="float">
            <text:p>0.0000000</text:p>
          </table:table-cell>
          <table:table-cell table:style-name="ce5" table:formula="of:=[.D24]+[.C25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26]/[.$B$29]" office:value-type="float" office:value="0" calcext:value-type="float">
            <text:p>0.0000000</text:p>
          </table:table-cell>
          <table:table-cell table:style-name="ce5" table:formula="of:=[.D25]+[.C26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27]/[.$B$29]" office:value-type="float" office:value="0" calcext:value-type="float">
            <text:p>0.0000000</text:p>
          </table:table-cell>
          <table:table-cell table:style-name="ce5" table:formula="of:=[.D26]+[.C27]" office:value-type="float" office:value="1" calcext:value-type="float">
            <text:p>1.0000000</text:p>
          </table:table-cell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27])" office:value-type="float" office:value="2136960" calcext:value-type="float">
            <text:p>2136960</text:p>
          </table:table-cell>
          <table:table-cell table:style-name="ce5" table:formula="of:=SUM([.C2:.C27])" office:value-type="float" office:value="1" calcext:value-type="float">
            <text:p>1.00000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oves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office:value-type="string" calcext:value-type="string">
            <text:p>Cum Freq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B33]/[.$B$60]" office:value-type="float" office:value="0.0000248015873015873" calcext:value-type="float">
            <text:p>0.0000248</text:p>
          </table:table-cell>
          <table:table-cell table:style-name="ce2" table:formula="of:=[.C33]" office:value-type="float" office:value="0.0000248015873015873" calcext:value-type="float">
            <text:p>0.000024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34]/[.$B$60]" office:value-type="float" office:value="0" calcext:value-type="float">
            <text:p>0.0000000</text:p>
          </table:table-cell>
          <table:table-cell table:style-name="ce5" table:formula="of:=[.D33]+[.C34]" office:value-type="float" office:value="0.0000248015873015873" calcext:value-type="float">
            <text:p>0.000024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35]/[.$B$60]" office:value-type="float" office:value="0" calcext:value-type="float">
            <text:p>0.0000000</text:p>
          </table:table-cell>
          <table:table-cell table:style-name="ce5" table:formula="of:=[.D34]+[.C35]" office:value-type="float" office:value="0.0000248015873015873" calcext:value-type="float">
            <text:p>0.000024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36]/[.$B$60]" office:value-type="float" office:value="0" calcext:value-type="float">
            <text:p>0.0000000</text:p>
          </table:table-cell>
          <table:table-cell table:style-name="ce5" table:formula="of:=[.D35]+[.C36]" office:value-type="float" office:value="0.0000248015873015873" calcext:value-type="float">
            <text:p>0.000024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B37]/[.$B$60]" office:value-type="float" office:value="0.000124007936507936" calcext:value-type="float">
            <text:p>0.0001240</text:p>
          </table:table-cell>
          <table:table-cell table:style-name="ce5" table:formula="of:=[.D36]+[.C37]" office:value-type="float" office:value="0.000148809523809524" calcext:value-type="float">
            <text:p>0.000148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[.B38]/[.$B$60]" office:value-type="float" office:value="0.000248015873015873" calcext:value-type="float">
            <text:p>0.0002480</text:p>
          </table:table-cell>
          <table:table-cell table:style-name="ce5" table:formula="of:=[.D37]+[.C38]" office:value-type="float" office:value="0.000396825396825397" calcext:value-type="float">
            <text:p>0.000396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.B39]/[.$B$60]" office:value-type="float" office:value="0.000198412698412698" calcext:value-type="float">
            <text:p>0.0001984</text:p>
          </table:table-cell>
          <table:table-cell table:style-name="ce5" table:formula="of:=[.D38]+[.C39]" office:value-type="float" office:value="0.000595238095238095" calcext:value-type="float">
            <text:p>0.000595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8" calcext:value-type="float">
            <text:p>88</text:p>
          </table:table-cell>
          <table:table-cell table:style-name="ce2" table:formula="of:=[.B40]/[.$B$60]" office:value-type="float" office:value="0.00218253968253968" calcext:value-type="float">
            <text:p>0.0021825</text:p>
          </table:table-cell>
          <table:table-cell table:style-name="ce5" table:formula="of:=[.D39]+[.C40]" office:value-type="float" office:value="0.00277777777777778" calcext:value-type="float">
            <text:p>0.002777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30" calcext:value-type="float">
            <text:p>130</text:p>
          </table:table-cell>
          <table:table-cell table:style-name="ce2" table:formula="of:=[.B41]/[.$B$60]" office:value-type="float" office:value="0.00322420634920635" calcext:value-type="float">
            <text:p>0.0032242</text:p>
          </table:table-cell>
          <table:table-cell table:style-name="ce5" table:formula="of:=[.D40]+[.C41]" office:value-type="float" office:value="0.00600198412698413" calcext:value-type="float">
            <text:p>0.006002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45" calcext:value-type="float">
            <text:p>445</text:p>
          </table:table-cell>
          <table:table-cell table:style-name="ce2" table:formula="of:=[.B42]/[.$B$60]" office:value-type="float" office:value="0.0110367063492063" calcext:value-type="float">
            <text:p>0.0110367</text:p>
          </table:table-cell>
          <table:table-cell table:style-name="ce5" table:formula="of:=[.D41]+[.C42]" office:value-type="float" office:value="0.0170386904761905" calcext:value-type="float">
            <text:p>0.017038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6" calcext:value-type="float">
            <text:p>806</text:p>
          </table:table-cell>
          <table:table-cell table:style-name="ce2" table:formula="of:=[.B43]/[.$B$60]" office:value-type="float" office:value="0.0199900793650794" calcext:value-type="float">
            <text:p>0.0199901</text:p>
          </table:table-cell>
          <table:table-cell table:style-name="ce5" table:formula="of:=[.D42]+[.C43]" office:value-type="float" office:value="0.0370287698412698" calcext:value-type="float">
            <text:p>0.0370288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76" calcext:value-type="float">
            <text:p>1876</text:p>
          </table:table-cell>
          <table:table-cell table:style-name="ce2" table:formula="of:=[.B44]/[.$B$60]" office:value-type="float" office:value="0.0465277777777778" calcext:value-type="float">
            <text:p>0.0465278</text:p>
          </table:table-cell>
          <table:table-cell table:style-name="ce5" table:formula="of:=[.D43]+[.C44]" office:value-type="float" office:value="0.0835565476190476" calcext:value-type="float">
            <text:p>0.0835565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25" calcext:value-type="float">
            <text:p>3125</text:p>
          </table:table-cell>
          <table:table-cell table:style-name="ce2" table:formula="of:=[.B45]/[.$B$60]" office:value-type="float" office:value="0.0775049603174603" calcext:value-type="float">
            <text:p>0.0775050</text:p>
          </table:table-cell>
          <table:table-cell table:style-name="ce5" table:formula="of:=[.D44]+[.C45]" office:value-type="float" office:value="0.161061507936508" calcext:value-type="float">
            <text:p>0.161061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38" calcext:value-type="float">
            <text:p>5438</text:p>
          </table:table-cell>
          <table:table-cell table:style-name="ce2" table:formula="of:=[.B46]/[.$B$60]" office:value-type="float" office:value="0.134871031746032" calcext:value-type="float">
            <text:p>0.1348710</text:p>
          </table:table-cell>
          <table:table-cell table:style-name="ce5" table:formula="of:=[.D45]+[.C46]" office:value-type="float" office:value="0.29593253968254" calcext:value-type="float">
            <text:p>0.2959325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178" calcext:value-type="float">
            <text:p>7178</text:p>
          </table:table-cell>
          <table:table-cell table:style-name="ce2" table:formula="of:=[.B47]/[.$B$60]" office:value-type="float" office:value="0.178025793650794" calcext:value-type="float">
            <text:p>0.1780258</text:p>
          </table:table-cell>
          <table:table-cell table:style-name="ce5" table:formula="of:=[.D46]+[.C47]" office:value-type="float" office:value="0.473958333333333" calcext:value-type="float">
            <text:p>0.473958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8123" calcext:value-type="float">
            <text:p>8123</text:p>
          </table:table-cell>
          <table:table-cell table:style-name="ce2" table:formula="of:=[.B48]/[.$B$60]" office:value-type="float" office:value="0.201463293650794" calcext:value-type="float">
            <text:p>0.2014633</text:p>
          </table:table-cell>
          <table:table-cell table:style-name="ce5" table:formula="of:=[.D47]+[.C48]" office:value-type="float" office:value="0.675421626984127" calcext:value-type="float">
            <text:p>0.67542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7428" calcext:value-type="float">
            <text:p>7428</text:p>
          </table:table-cell>
          <table:table-cell table:style-name="ce2" table:formula="of:=[.B49]/[.$B$60]" office:value-type="float" office:value="0.184226190476191" calcext:value-type="float">
            <text:p>0.1842262</text:p>
          </table:table-cell>
          <table:table-cell table:style-name="ce5" table:formula="of:=[.D48]+[.C49]" office:value-type="float" office:value="0.859647817460317" calcext:value-type="float">
            <text:p>0.8596478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26" calcext:value-type="float">
            <text:p>3926</text:p>
          </table:table-cell>
          <table:table-cell table:style-name="ce2" table:formula="of:=[.B50]/[.$B$60]" office:value-type="float" office:value="0.0973710317460317" calcext:value-type="float">
            <text:p>0.0973710</text:p>
          </table:table-cell>
          <table:table-cell table:style-name="ce5" table:formula="of:=[.D49]+[.C50]" office:value-type="float" office:value="0.957018849206349" calcext:value-type="float">
            <text:p>0.957018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31" calcext:value-type="float">
            <text:p>1431</text:p>
          </table:table-cell>
          <table:table-cell table:style-name="ce2" table:formula="of:=[.B51]/[.$B$60]" office:value-type="float" office:value="0.0354910714285714" calcext:value-type="float">
            <text:p>0.0354911</text:p>
          </table:table-cell>
          <table:table-cell table:style-name="ce5" table:formula="of:=[.D50]+[.C51]" office:value-type="float" office:value="0.992509920634921" calcext:value-type="float">
            <text:p>0.992509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94" calcext:value-type="float">
            <text:p>294</text:p>
          </table:table-cell>
          <table:table-cell table:style-name="ce2" table:formula="of:=[.B52]/[.$B$60]" office:value-type="float" office:value="0.00729166666666667" calcext:value-type="float">
            <text:p>0.0072917</text:p>
          </table:table-cell>
          <table:table-cell table:style-name="ce5" table:formula="of:=[.D51]+[.C52]" office:value-type="float" office:value="0.999801587301587" calcext:value-type="float">
            <text:p>0.999801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[.B53]/[.$B$60]" office:value-type="float" office:value="0.000198412698412698" calcext:value-type="float">
            <text:p>0.0001984</text:p>
          </table:table-cell>
          <table:table-cell table:style-name="ce5" table:formula="of:=[.D52]+[.C53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54]/[.$B$60]" office:value-type="float" office:value="0" calcext:value-type="float">
            <text:p>0.0000000</text:p>
          </table:table-cell>
          <table:table-cell table:style-name="ce5" table:formula="of:=[.D53]+[.C54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55]/[.$B$60]" office:value-type="float" office:value="0" calcext:value-type="float">
            <text:p>0.0000000</text:p>
          </table:table-cell>
          <table:table-cell table:style-name="ce5" table:formula="of:=[.D54]+[.C55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56]/[.$B$60]" office:value-type="float" office:value="0" calcext:value-type="float">
            <text:p>0.0000000</text:p>
          </table:table-cell>
          <table:table-cell table:style-name="ce5" table:formula="of:=[.D55]+[.C56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57]/[.$B$60]" office:value-type="float" office:value="0" calcext:value-type="float">
            <text:p>0.0000000</text:p>
          </table:table-cell>
          <table:table-cell table:style-name="ce5" table:formula="of:=[.D56]+[.C57]" office:value-type="float" office:value="1" calcext:value-type="float">
            <text:p>1.000000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B58]/[.$B$60]" office:value-type="float" office:value="0" calcext:value-type="float">
            <text:p>0.0000000</text:p>
          </table:table-cell>
          <table:table-cell table:style-name="ce5" table:formula="of:=[.D57]+[.C58]" office:value-type="float" office:value="1" calcext:value-type="float">
            <text:p>1.00000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33:.B58])" office:value-type="float" office:value="40320" calcext:value-type="float">
            <text:p>40320</text:p>
          </table:table-cell>
          <table:table-cell table:style-name="ce1" table:formula="of:=SUM([.C33:.C58])" office:value-type="float" office:value="1" calcext:value-type="float">
            <text:p>1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l Sta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 Start States</text:p>
          </table:table-cell>
        </table:table-row>
        <table:table-row table:style-name="ro1" table:number-rows-repeated="104850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 number:title="User-defined">
      <number:number number:decimal-places="6" loext:min-decimal-places="6" number:min-integer-digits="1" number:grouping="true"/>
    </number:number-style>
    <number:number-style style:name="N125" number:title="User-defined">
      <number:number number:decimal-places="7" loext:min-decimal-places="7" number:min-integer-digits="1" number:grouping="true"/>
    </number:number-style>
    <number:number-style style:name="N126" number:title="User-defined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5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6">
      <number:scientific-number number:decimal-places="19" loext:min-decimal-places="1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0:32:47.159393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15T20:48:57.271701053</dc:date>
    <meta:editing-duration>PT23M59S</meta:editing-duration>
    <meta:editing-cycles>5</meta:editing-cycles>
    <meta:generator>LibreOffice/6.3.4.2.0$Linux_X86_64 LibreOffice_project/30$Build-2</meta:generator>
    <meta:document-statistic meta:table-count="1" meta:cell-count="224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2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0" chart:maximum="0.25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12.07cm" xlink:href=".." xlink:type="simple" chart:class="chart:bar" chart:style-name="ch1">
        <chart:title svg:x="3.561cm" svg:y="0.26cm" chart:style-name="ch2">
          <text:p>Frequency of Distance to Final Puzzle State</text:p>
        </chart:title>
        <chart:subtitle svg:x="5.049cm" svg:y="0.955cm" chart:style-name="ch3">
          <text:p>(All 2,136,960 Puzzle States)</text:p>
        </chart:subtitle>
        <chart:plot-area chart:style-name="ch4" table:cell-range-address="'count-dist'.A2:'count-dist'.A27 'count-dist'.C1:'count-dist'.C27" chart:data-source-has-labels="both" svg:x="0.358cm" svg:y="1.666cm" svg:width="15.35cm" svg:height="9.714cm">
          <chartooo:coordinate-region svg:x="1.456cm" svg:y="1.865cm" svg:width="14.252cm" svg:height="8.868cm"/>
          <chart:axis chart:dimension="x" chart:name="primary-x" chart:style-name="ch5" chartooo:axis-type="auto">
            <chartooo:date-scale/>
            <chart:title svg:x="5.925cm" svg:y="11.51cm" chart:style-name="ch6">
              <text:p>Distance (Number of Moves)</text:p>
            </chart:title>
            <chart:categories table:cell-range-address="'count-dist'.A2:'count-dist'.A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ount-dist'.C2:'count-dist'.C27" chart:label-cell-address="'count-dist'.C1:'count-dist'.C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'count-dist'.C1:'count-dis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nt-dist'.A2:'count-dist'.A27</svg:desc>
                </draw:g>
              </table:table-cell>
              <table:table-cell office:value-type="float" office:value="0.00000046795447738844">
                <text:p>0.00000046795447738844</text:p>
                <draw:g>
                  <svg:desc>'count-dist'.C2:'count-dist'.C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280772686433064">
                <text:p>0.000002807726864330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842318059299192">
                <text:p>0.000008423180592991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341606768493561">
                <text:p>0.00003416067684935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24943845462713">
                <text:p>0.0001249438454627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98229260257562">
                <text:p>0.0003982292602575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1778414195867">
                <text:p>0.00117784141958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10768568433663">
                <text:p>0.003107685684336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39648846960168">
                <text:p>0.007396488469601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5996087900569">
                <text:p>0.0159960879005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8550464210842">
                <text:p>0.03085504642108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9678421683139">
                <text:p>0.05696784216831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53265386343217">
                <text:p>0.09532653863432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9629660826595">
                <text:p>0.13962966082659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80497529200359">
                <text:p>0.18049752920035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85910826594789">
                <text:p>0.1859108265947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2220911949686">
                <text:p>0.1522209119496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91837002096436">
                <text:p>0.08918370020964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336805555555556">
                <text:p>0.03368055555555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677364106019766">
                <text:p>0.006773641060197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01463761605271">
                <text:p>0.0007014637616052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514749925127284">
                <text:p>0.000005147499251272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2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12.07cm" xlink:href=".." xlink:type="simple" chart:class="chart:bar" chart:style-name="ch1">
        <chart:title svg:x="3.561cm" svg:y="0.262cm" chart:style-name="ch2">
          <text:p>Frequency of Distance to Final Puzzle State</text:p>
        </chart:title>
        <chart:subtitle svg:x="5.05cm" svg:y="0.955cm" chart:style-name="ch3">
          <text:p>(All 40320 Standard Start Puzzle States)</text:p>
        </chart:subtitle>
        <chart:plot-area chart:style-name="ch4" table:cell-range-address="'count-dist'.A33:'count-dist'.A58 'count-dist'.C1:'count-dist'.C1 'count-dist'.C33:'count-dist'.C58" chart:data-source-has-labels="both" svg:x="0.358cm" svg:y="1.666cm" svg:width="15.35cm" svg:height="9.714cm">
          <chartooo:coordinate-region svg:x="1.456cm" svg:y="1.865cm" svg:width="14.252cm" svg:height="8.868cm"/>
          <chart:axis chart:dimension="x" chart:name="primary-x" chart:style-name="ch5" chartooo:axis-type="auto">
            <chartooo:date-scale/>
            <chart:title svg:x="5.925cm" svg:y="11.51cm" chart:style-name="ch6">
              <text:p>Distance (Number of Moves)</text:p>
            </chart:title>
            <chart:categories table:cell-range-address="'count-dist'.A33:'count-dist'.A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ount-dist'.C33:'count-dist'.C58" chart:label-cell-address="'count-dist'.C1:'count-dist'.C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'count-dist'.C1:'count-dis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nt-dist'.A33:'count-dist'.A58</svg:desc>
                </draw:g>
              </table:table-cell>
              <table:table-cell office:value-type="float" office:value="0.0000248015873015873">
                <text:p>0.0000248015873015873</text:p>
                <draw:g>
                  <svg:desc>'count-dist'.C33:'count-dist'.C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24007936507936">
                <text:p>0.0001240079365079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248015873015873">
                <text:p>0.0002480158730158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98412698412698">
                <text:p>0.0001984126984126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18253968253968">
                <text:p>0.002182539682539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22420634920635">
                <text:p>0.003224206349206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10367063492063">
                <text:p>0.01103670634920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99900793650794">
                <text:p>0.01999007936507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65277777777778">
                <text:p>0.04652777777777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75049603174603">
                <text:p>0.07750496031746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4871031746032">
                <text:p>0.1348710317460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78025793650794">
                <text:p>0.1780257936507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1463293650794">
                <text:p>0.2014632936507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73710317460317">
                <text:p>0.09737103174603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354910714285714">
                <text:p>0.03549107142857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729166666666667">
                <text:p>0.007291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198412698412698">
                <text:p>0.00019841269841269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0" chart:maximum="1.25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12.07cm" xlink:href=".." xlink:type="simple" chart:class="chart:line" chart:style-name="ch1">
        <chart:title svg:x="2.699cm" svg:y="0.262cm" chart:style-name="ch2">
          <text:p>Cumulative Frequency of Distance to Final Puzzle State</text:p>
        </chart:title>
        <chart:legend svg:x="4.442cm" svg:y="1.042cm" style:legend-expansion="custom" chartooo:width="7.11cm" chartooo:height="0.598cm" style:legend-expansion-aspect-ratio="11.8896321070234" chart:style-name="ch3"/>
        <chart:plot-area chart:style-name="ch4" table:cell-range-address="'count-dist'.A2:'count-dist'.A27 'count-dist'.D71:'count-dist'.D72 'count-dist'.D2:'count-dist'.D27 'count-dist'.D33:'count-dist'.D58" chart:data-source-has-labels="both" svg:x="0.358cm" svg:y="1.666cm" svg:width="15.537cm" svg:height="9.714cm">
          <chartooo:coordinate-region svg:x="1.456cm" svg:y="1.865cm" svg:width="14.252cm" svg:height="8.868cm"/>
          <chart:axis chart:dimension="x" chart:name="primary-x" chart:style-name="ch5" chartooo:axis-type="auto">
            <chartooo:date-scale/>
            <chart:title svg:x="6.018cm" svg:y="11.51cm" chart:style-name="ch6">
              <text:p>Distance (Number of Moves)</text:p>
            </chart:title>
            <chart:categories table:cell-range-address="'count-dist'.A2:'count-dist'.A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count-dist'.D2:'count-dist'.D27" chart:label-cell-address="'count-dist'.D71:'count-dist'.D71" chart:class="chart:line">
            <chart:data-point chart:repeated="26"/>
          </chart:series>
          <chart:series chart:style-name="ch10" chart:values-cell-range-address="'count-dist'.D33:'count-dist'.D58" chart:label-cell-address="'count-dist'.D72:'count-dist'.D72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States</text:p>
                <draw:g>
                  <svg:desc>'count-dist'.D71:'count-dist'.D71</svg:desc>
                </draw:g>
              </table:table-cell>
              <table:table-cell office:value-type="string">
                <text:p>Standard Start States</text:p>
                <draw:g>
                  <svg:desc>'count-dist'.D72:'count-dist'.D7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nt-dist'.A2:'count-dist'.A27</svg:desc>
                </draw:g>
              </table:table-cell>
              <table:table-cell office:value-type="float" office:value="0.00000046795447738844">
                <text:p>0.00000046795447738844</text:p>
                <draw:g>
                  <svg:desc>'count-dist'.D2:'count-dist'.D27</svg:desc>
                </draw:g>
              </table:table-cell>
              <table:table-cell office:value-type="float" office:value="0.0000248015873015873">
                <text:p>0.0000248015873015873</text:p>
                <draw:g>
                  <svg:desc>'count-dist'.D33:'count-dist'.D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327568134171908">
                <text:p>0.00000327568134171908</text:p>
              </table:table-cell>
              <table:table-cell office:value-type="float" office:value="0.0000248015873015873">
                <text:p>0.00002480158730158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11698861934711">
                <text:p>0.000011698861934711</text:p>
              </table:table-cell>
              <table:table-cell office:value-type="float" office:value="0.0000248015873015873">
                <text:p>0.00002480158730158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458595387840671">
                <text:p>0.0000458595387840671</text:p>
              </table:table-cell>
              <table:table-cell office:value-type="float" office:value="0.0000248015873015873">
                <text:p>0.00002480158730158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7080338424678">
                <text:p>0.00017080338424678</text:p>
              </table:table-cell>
              <table:table-cell office:value-type="float" office:value="0.000148809523809524">
                <text:p>0.0001488095238095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569032644504342">
                <text:p>0.000569032644504342</text:p>
              </table:table-cell>
              <table:table-cell office:value-type="float" office:value="0.000396825396825397">
                <text:p>0.0003968253968253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74687406409104">
                <text:p>0.00174687406409104</text:p>
              </table:table-cell>
              <table:table-cell office:value-type="float" office:value="0.000595238095238095">
                <text:p>0.0005952380952380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85455974842767">
                <text:p>0.00485455974842767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2510482180294">
                <text:p>0.0122510482180294</text:p>
              </table:table-cell>
              <table:table-cell office:value-type="float" office:value="0.00600198412698413">
                <text:p>0.006001984126984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82471361185984">
                <text:p>0.0282471361185984</text:p>
              </table:table-cell>
              <table:table-cell office:value-type="float" office:value="0.0170386904761905">
                <text:p>0.01703869047619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91021825396826">
                <text:p>0.0591021825396826</text:p>
              </table:table-cell>
              <table:table-cell office:value-type="float" office:value="0.0370287698412698">
                <text:p>0.03702876984126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16070024707996">
                <text:p>0.116070024707996</text:p>
              </table:table-cell>
              <table:table-cell office:value-type="float" office:value="0.0835565476190476">
                <text:p>0.0835565476190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1396563342318">
                <text:p>0.211396563342318</text:p>
              </table:table-cell>
              <table:table-cell office:value-type="float" office:value="0.161061507936508">
                <text:p>0.1610615079365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51026224168913">
                <text:p>0.351026224168913</text:p>
              </table:table-cell>
              <table:table-cell office:value-type="float" office:value="0.29593253968254">
                <text:p>0.295932539682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31523753369272">
                <text:p>0.531523753369272</text:p>
              </table:table-cell>
              <table:table-cell office:value-type="float" office:value="0.473958333333333">
                <text:p>0.47395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17434579964061">
                <text:p>0.717434579964061</text:p>
              </table:table-cell>
              <table:table-cell office:value-type="float" office:value="0.675421626984127">
                <text:p>0.6754216269841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9655491913747">
                <text:p>0.869655491913747</text:p>
              </table:table-cell>
              <table:table-cell office:value-type="float" office:value="0.859647817460317">
                <text:p>0.8596478174603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8839192123391">
                <text:p>0.958839192123391</text:p>
              </table:table-cell>
              <table:table-cell office:value-type="float" office:value="0.957018849206349">
                <text:p>0.957018849206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2519747678946">
                <text:p>0.992519747678946</text:p>
              </table:table-cell>
              <table:table-cell office:value-type="float" office:value="0.992509920634921">
                <text:p>0.9925099206349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99293388739144">
                <text:p>0.999293388739144</text:p>
              </table:table-cell>
              <table:table-cell office:value-type="float" office:value="0.999801587301587">
                <text:p>0.999801587301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9994852500749">
                <text:p>0.999994852500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